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 fo:font-size="14pt" style:font-size-asian="14pt" style:font-size-complex="14pt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loext:graphic-properties draw:fill-color="#d4ea6b"/>
      <style:paragraph-properties style:writing-mode="lr-tb"/>
      <style:text-properties fo:font-size="12pt"/>
    </style:style>
    <style:style style:name="P5" style:family="paragraph">
      <loext:graphic-properties draw:fill-color="#ffff38"/>
    </style:style>
    <style:style style:name="P6" style:family="paragraph">
      <style:paragraph-properties style:writing-mode="lr-tb"/>
      <style:text-properties style:font-name="Linux Biolinum G" fo:font-size="12pt"/>
    </style:style>
    <style:style style:name="P7" style:family="paragraph">
      <loext:graphic-properties draw:fill-color="#d4ea6b"/>
      <style:paragraph-properties style:writing-mode="lr-tb"/>
      <style:text-properties style:font-name="Linux Biolinum G" fo:font-size="12pt"/>
    </style:style>
    <style:style style:name="P8" style:family="paragraph">
      <style:paragraph-properties style:writing-mode="lr-tb"/>
      <style:text-properties style:font-name="Linux Biolinum G"/>
    </style:style>
    <style:style style:name="P9" style:family="paragraph">
      <loext:graphic-properties draw:fill-color="#d4ea6b"/>
      <style:paragraph-properties style:writing-mode="lr-tb"/>
      <style:text-properties style:font-name="Linux Biolinum G"/>
    </style:style>
    <style:style style:name="P10" style:family="paragraph">
      <loext:graphic-properties draw:fill-color="#b4c7dc"/>
      <style:paragraph-properties style:writing-mode="lr-tb"/>
      <style:text-properties style:font-name="Linux Biolinum G"/>
    </style:style>
    <style:style style:name="P11" style:family="paragraph">
      <loext:graphic-properties draw:fill-color="#666666"/>
    </style:style>
    <style:style style:name="P12" style:family="paragraph">
      <style:paragraph-properties style:writing-mode="lr-tb"/>
      <style:text-properties style:font-name="Linux Biolinum G" style:text-underline-style="solid" style:text-underline-width="auto" style:text-underline-color="font-color"/>
    </style:style>
    <style:style style:name="P13" style:family="paragraph">
      <loext:graphic-properties draw:fill-color="#b4c7dc"/>
      <style:paragraph-properties style:writing-mode="lr-tb"/>
      <style:text-properties style:font-name="Linux Biolinum G" style:text-underline-style="solid" style:text-underline-width="auto" style:text-underline-color="font-color"/>
    </style:style>
    <style:style style:name="T1" style:family="text">
      <style:text-properties style:font-name="Linux Biolinum G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Linux Biolinum G" fo:font-size="14pt" style:font-size-asian="14pt" style:font-size-complex="14pt"/>
    </style:style>
    <style:style style:name="T3" style:family="text">
      <style:text-properties style:font-name="Linux Biolinum G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6" style:family="text">
      <style:text-properties style:font-name="Linux Biolinum G"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style:font-name="Linux Biolinum G" fo:font-size="13pt" style:text-underline-style="none" style:font-size-asian="13pt" style:font-size-complex="13pt"/>
    </style:style>
    <style:style style:name="T8" style:family="text">
      <style:text-properties style:font-name="Linux Biolinum G" fo:font-size="13pt" fo:language="en" fo:country="US" style:text-underline-style="solid" style:text-underline-width="auto" style:text-underline-color="font-color" style:font-size-asian="13pt" style:font-size-complex="13pt"/>
    </style:style>
    <style:style style:name="T9" style:family="text">
      <style:text-properties style:font-name="Linux Biolinum G" fo:font-size="13pt" fo:language="fr" fo:country="BE" style:text-underline-style="solid" style:text-underline-width="auto" style:text-underline-color="font-color" style:font-size-asian="13pt" style:font-size-complex="13pt"/>
    </style:style>
    <style:style style:name="gr1" style:family="graphic">
      <style:graphic-properties svg:stroke-color="#3465a4" draw:fill-color="#666666" draw:textarea-vertical-align="middle" draw:auto-grow-height="false" fo:min-height="2.409cm" fo:min-width="1.4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-color="#d4ea6b" draw:textarea-horizontal-align="justify" draw:textarea-vertical-align="middle" draw:auto-grow-height="false" fo:min-height="2.893cm" fo:min-width="12.2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3465a4" draw:fill-color="#d4ea6b" draw:textarea-horizontal-align="justify" draw:textarea-vertical-align="middle" draw:auto-grow-height="false" fo:min-height="1.623cm" fo:min-width="6.0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3465a4" draw:fill-color="#ffff38" draw:textarea-horizontal-align="justify" draw:textarea-vertical-align="middle" draw:auto-grow-height="false" fo:min-height="0.945cm" fo:min-width="1.0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d4ea6b" draw:textarea-horizontal-align="justify" draw:textarea-vertical-align="middle" draw:auto-grow-height="false" fo:min-height="2.99cm" fo:min-width="11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d4ea6b" draw:textarea-horizontal-align="justify" draw:textarea-vertical-align="middle" draw:auto-grow-height="false" fo:min-height="3.112cm" fo:min-width="10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3.037cm" fo:min-width="6.5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666666" draw:textarea-horizontal-align="justify" draw:textarea-vertical-align="middle" draw:auto-grow-height="false" fo:min-height="1.854cm" fo:min-width="0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666666" draw:textarea-horizontal-align="justify" draw:textarea-vertical-align="middle" draw:auto-grow-height="false" fo:min-height="1.679cm" fo:min-width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666666" draw:textarea-horizontal-align="justify" draw:textarea-vertical-align="middle" draw:auto-grow-height="false" fo:min-height="1.499cm" fo:min-width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666666" draw:textarea-horizontal-align="justify" draw:textarea-vertical-align="middle" draw:auto-grow-height="false" fo:min-height="1.942cm" fo:min-width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b4c7dc" draw:textarea-horizontal-align="justify" draw:textarea-vertical-align="middle" draw:auto-grow-height="false" fo:min-height="4.632cm" fo:min-width="1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b4c7dc" draw:textarea-horizontal-align="justify" draw:textarea-vertical-align="middle" draw:auto-grow-height="false" fo:min-height="3.461cm" fo:min-width="12.4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d4ea6b" draw:textarea-horizontal-align="justify" draw:textarea-vertical-align="middle" draw:auto-grow-height="false" fo:min-height="2.369cm" fo:min-width="5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14" draw:text-style-name="P9" svg:width="5.952cm" svg:height="2.37cm" svg:x="-0.995cm" svg:y="3.127cm"><text:p text:style-name="P8"><text:span text:style-name="T8">1) Sur PC</text:span><text:span text:style-name="T6"> </text:span><text:span text:style-name="T9">médecin</text:span><text:span text:style-name="T6">:</text:span></text:p><text:p text:style-name="P8"><text:span text:style-name="T3">Médecin dispose d’une paire</text:span></text:p><text:p text:style-name="P8"><text:span text:style-name="T3">De clé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e 2" draw:style-name="gr13" draw:text-style-name="P13" svg:width="12.452cm" svg:height="3.462cm" svg:x="8.343cm" svg:y="0.289cm"><text:p text:style-name="P12"><text:span text:style-name="T6">2) Base de données:</text:span><text:span text:style-name="T7"> consultation par le médecin du numéro de</text:span></text:p><text:p text:style-name="P12"><text:span text:style-name="T7">Wallet associé au spécialiste détenant l’information cherchée</text:span></text:p><text:p text:style-name="P12"><text:span text:style-name="T7">Par le patient.</text:span></text:p><text:p text:style-name="P12"><text:span text:style-name="T7">Ici, chaque spécialiste est référencé selon : nom, numéro de</text:span></text:p><text:p text:style-name="P12"><text:span text:style-name="T7">Wallet, clé publiqu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e 3" draw:style-name="gr12" draw:text-style-name="P10" svg:width="13.449cm" svg:height="4.633cm" svg:x="13.691cm" svg:y="5.255cm"><text:p text:style-name="P8"><text:span text:style-name="T6">3) Blockchain:</text:span><text:span text:style-name="T3"> utilisation blockchain déjà existante = solana</text:span></text:p><text:p text:style-name="P8"><text:span text:style-name="T3">Création d’une nouvelle “transaction”, entre wallet</text:span></text:p><text:p text:style-name="P8"><text:span text:style-name="T3">Du patient et wallet du spécialiste.</text:span></text:p><text:p text:style-name="P8"><text:span text:style-name="T3">Le patient paie avec 1 token du réseau blockchain et frais à sa charge</text:span></text:p><text:p text:style-name="P8"><text:span text:style-name="T3">Message contenue dans cette transaction = </text:span></text:p><text:p text:style-name="P8"><text:span text:style-name="T3">Numéro IPP patient + clé publique médecin + ip médecin </text:span></text:p><text:p text:style-name="P8"><text:span text:style-name="T3">Message chiffré avec clé spécialis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e 5" draw:style-name="gr11" draw:text-style-name="P11" svg:width="1.47cm" svg:height="2.218cm" draw:transform="rotate (-1.08925998616966) translate (7.07143055555556cm 1.21002777777778cm)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e 6" draw:style-name="gr10" draw:text-style-name="P11" svg:width="0.957cm" svg:height="1.712cm" draw:transform="rotate (-2.54730804328572) translate (22.9093888888889cm 4.75897222222222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Forme 7" draw:style-name="gr9" draw:text-style-name="P11" svg:width="1.096cm" svg:height="1.916cm" draw:transform="rotate (2.63282917663345) translate (22.209125cm 12.3948472222222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Forme 8" draw:style-name="gr8" draw:text-style-name="P11" svg:width="1.495cm" svg:height="2.117cm" draw:transform="rotate (0.556585498460992) translate (0.455083333333333cm 11.4970277777778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e 9" draw:style-name="gr7" draw:text-style-name="P10" svg:width="6.552cm" svg:height="3.038cm" svg:x="2.842cm" svg:y="12.356cm"><text:p text:style-name="P8"><text:span text:style-name="T6">5 b) Retour sur blockchain:</text:span></text:p><text:p text:style-name="P8"><text:span text:style-name="T3">Transfert clé aléatoire chiffrée</text:span></text:p><text:p text:style-name="P8"><text:span text:style-name="T3">asymétriquement avec clé</text:span></text:p><text:p text:style-name="P8"><text:span text:style-name="T3">médecin publiqu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Forme 11" draw:style-name="gr6" draw:text-style-name="P9" svg:width="10.484cm" svg:height="3.112cm" svg:x="-1.418cm" svg:y="7.362cm"><text:p text:style-name="P8"><text:span text:style-name="T6">6) Médecin:</text:span></text:p><text:p text:style-name="P8"><text:span text:style-name="T3">Reçoit clé cryptée + fichier cryptée</text:span></text:p><text:p text:style-name="P8"><text:span text:style-name="T3">Accès à la clé aléatoire sur blockchain via sa clé privée</text:span></text:p><text:p text:style-name="P8"><text:span text:style-name="T3">puis déchiffre dossie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Forme 4" draw:style-name="gr5" draw:text-style-name="P7" svg:width="11.44cm" svg:height="2.991cm" svg:x="15.134cm" svg:y="12.681cm"><text:p text:style-name="P6"><text:span text:style-name="T6">4) Serveur du spécialiste:</text:span><text:span text:style-name="T3"> </text:span></text:p><text:p text:style-name="P6"><text:span text:style-name="T3">- Lecture infos dans blockchain</text:span></text:p><text:p text:style-name="P6"><text:span text:style-name="T3">- Script cherchant numéro patient du message dans serveur</text:span></text:p><text:p text:style-name="P6"><text:span text:style-name="T3">- Vérification droit dans matrice habilitations</text:span></text:p><text:p text:style-name="P6"><text:span text:style-name="T3"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Forme 12" draw:style-name="gr4" draw:text-style-name="P5" svg:width="1.482cm" svg:height="1.338cm" svg:x="1.49cm" svg:y="5.768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1" draw:name="Forme 14" draw:style-name="gr3" draw:text-style-name="P4" svg:width="6.097cm" svg:height="1.624cm" svg:x="9.627cm" svg:y="10.47cm"><text:p text:style-name="P3"><text:span text:style-name="T4">7) </text:span><text:span text:style-name="T5">Validation</text:span><text:span text:style-name="T4"> : </text:span></text:p><text:p text:style-name="P3"><text:span text:style-name="T4">Flux retour pour assurer que</text:span></text:p><text:p text:style-name="P3"><text:span text:style-name="T4">donnée bien arrivée et décrypté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Forme 15" draw:style-name="gr2" draw:text-style-name="P4" svg:width="12.23cm" svg:height="2.894cm" svg:x="2.667cm" svg:y="15.692cm"><text:p text:style-name="P3"><text:span text:style-name="T1">5 a) Transfert de manière cryptée :</text:span></text:p><text:p text:style-name="P3"><text:span text:style-name="T2">à l’aide du chiffrement symétrique :</text:span></text:p><text:p text:style-name="P3"><text:span text:style-name="T2">création clé aléatoire, chiffrement dossier,</text:span></text:p><text:p text:style-name="P3"><text:span text:style-name="T2">transfert pair à pair fichier crypté</text:span></text:p><text:p text:style-name="P3"><text:span text:style-name="T3"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Forme 10" draw:style-name="gr1" draw:text-style-name="P2" svg:width="1.44cm" svg:height="2.41cm" draw:transform="rotate (1.723163570494) translate (12.4848055555556cm 15.4022777777778cm)"><text:p/><draw:enhanced-geometry svg:viewBox="0 0 787 799" draw:type="non-primitive" draw:enhanced-path="M 439 12 L 535 102 391 246 252 108 349 12 0 0 12 348 108 258 282 433 282 799 511 799 511 427 685 252 781 348 787 0 439 12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21:02:23.891000000</dc:date>
    <meta:editing-duration>PT57M16S</meta:editing-duration>
    <meta:editing-cycles>1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